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_20_body">
      <style:paragraph-properties fo:text-align="justify" style:justify-single-word="false" fo:background-color="transparent" style:shadow="none" style:vertical-align="auto">
        <style:tab-stops/>
        <style:background-image/>
      </style:paragraph-properties>
    </style:style>
    <style:style style:name="P14" style:family="paragraph" style:parent-style-name="Text_20_body">
      <style:paragraph-properties fo:text-align="justify" style:justify-single-word="false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15" style:family="paragraph" style:parent-style-name="Texte_20_de_20_saisie"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Prénom_20_NOM">
      <style:text-properties style:font-name="Arial1" fo:font-size="11pt" style:font-size-asian="11pt" style:font-size-complex="11pt"/>
    </style:style>
    <style:style style:name="P18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Text_20_body" style:master-page-name="">
      <style:paragraph-properties fo:text-align="justify" style:justify-single-word="false" style:page-number="auto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1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22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fo:color="#0000ff"/>
    </style:style>
    <style:style style:name="T7" style:family="text">
      <style:text-properties style:use-window-font-color="true"/>
    </style:style>
    <style:style style:name="T8" style:family="text">
      <style:text-properties style:font-name="Arial1" fo:font-size="11pt" style:font-size-asian="11pt" style:font-size-complex="11pt"/>
    </style:style>
    <style:style style:name="T9" style:family="text">
      <style:text-properties style:font-name="Arial1" fo:font-size="11pt" style:letter-kerning="false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passagecommissionep_impressiondecision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2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3"> DPAS/SIS/BADA/SUSPENSION/</text:span><text:span text:style-name="T3"><text:date style:data-style-name="N106" text:date-value="2015-04-23T11:11:48.19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23T11:11:48.19">23/04/2015</text:date></text:p>
            </table:table-cell>
            <table:table-cell table:style-name="Tableau1.B3" office:value-type="string">
              <text:p text:style-name="P8"><text:user-field-get text:name="adresse_numvoie"/> <text:span text:style-name="T5"><text:user-field-get text:name="adresse_libtypevoie"/></text:span><text:span text:style-name="T5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11"><text:span text:style-name="T8">Dans mon courrier du </text:span><text:span text:style-name="T8"><text:user-field-get text:name="passagecommissionep_impressiondecision"/></text:span><text:span text:style-name="T8">, je vous informais de la décision du Président du Conseil </text:span><text:span text:style-name="T8">départemental</text:span><text:span text:style-name="T8"> de vous accorder un délai supplémentaire d’un mois.</text:span></text:p>
        <text:p text:style-name="P4"/>
        <text:p text:style-name="P20">D’après les informations dont je dispose à ce jour, vous n’avez pas engagé les démarches d’insertion préconisées.</text:p>
        <text:p text:style-name="P4"/>
        <text:p text:style-name="P11"><text:span text:style-name="T8">Par conséquent, votre situation sera soumise à la prochaine réunion de l’Equipe Pluridisciplinaire (EP) qui se réunira le </text:span><text:span text:style-name="T8"><text:user-field-get style:data-style-name="N79" text:name="commissionep_dateseance">samedi 30 décembre 1899</text:user-field-get></text:span><text:span text:style-name="T8"> à </text:span><text:user-field-get text:name="commissionep_dateseance_time"/> à :</text:p>
        <text:p text:style-name="P16"><text:user-field-get text:name="commissionep_lieuseance"/></text:p>
        <text:p text:style-name="P5"><text:user-field-get text:name="commissionep_adresseseance"/> – <text:user-field-get text:name="commissionep_codepostalseance"/> <text:user-field-get text:name="commissionep_villeseance"/></text:p>
        <text:p text:style-name="P5"/>
        <text:p text:style-name="P19"/>
        <text:p text:style-name="P14">Je vous rappelle que vous pourrez être<text:span text:style-name="T6"> </text:span><text:span text:style-name="T7"><text:conditional-text text:condition="ooow:personne_qual ==&quot;Monsieur&quot;" text:string-value-if-true="entendu" text:string-value-if-false="entendue" text:current-value="true">entendue</text:conditional-text></text:span> par l’EP si vous le souhaitez et vous faire accompagner d’une personne de votre choix.</text:p>
        <text:p text:style-name="P14"/>
        <text:p text:style-name="P14">Je reste à votre entière disposition pour tout renseignement complémentaire.</text:p>
        <text:p text:style-name="P14"/>
        <text:p text:style-name="P14">Toutefois, si vous venez de signer un Projet Personnalisé d'Accès à l'Emploi (PPAE) ou un Contrat d'Engagement Réciproque (CER), votre situation est régularisée et vous ne devez pas tenir compte de ce courrier. </text:p>
        <text:p text:style-name="P14"/>
        <text:p text:style-name="P13"><text:span text:style-name="T9">Je vous prie de croire</text:span>, <text:user-field-get text:name="personne_qual"/>, à l'assurance de mes salutations distinguées.</text:p>
        <text:p text:style-name="P15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1:48.12</dc:date>
    <dc:creator>linda baitech</dc:creator>
    <meta:editing-duration>PT06H10M42S</meta:editing-duration>
    <meta:editing-cycles>109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8" meta:word-count="163" meta:character-count="1072"/>
  </office:meta>
</office:document-meta>
</file>